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2.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text:span text:style-name="T51">油管</text:span></text:h>
      <text:p text:style-name="P6"><text:span text:style-name="T50">http://cn.ntdtv.com/gb/2021/08/26/a103200033.html</text:span></text:p>
      <text:h text:outline-level="2" text:style-name="P11"><text:span text:style-name="T51">在线软件</text:span></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2" text:style-name="P11"><text:span text:style-name="T51">开源各种文档格式转换</text:span></text:h>
      <text:p text:style-name="P6">https://github.com/jgm/pandoc 提供了各种文档格式相互转化</text:p>
      <text:p text:style-name="P6"/>
      <text:h text:outline-level="1" text:style-name="P5"><text:span text:style-name="T51">临时记录</text:span></text:h>
      <text:h text:outline-level="2" text:style-name="P11"><text:span text:style-name="T51">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7"/>
      <text:p text:style-name="P17">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</text:p>
      <text:p text:style-name="P17">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</text:p>
      <text:p text:style-name="P17">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</text:p>
      <text:p text:style-name="P17">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</text:p>
      <text:p text:style-name="P17"/>
      <text:p text:style-name="P17">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</text:p>
      <text:p text:style-name="P17">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</text:p>
      <text:p text:style-name="P17">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</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Bibliography_20misc" style:display-name="Bibliography misc"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lphabetical_20List" style:display-name="Alphabetical List" style:family="paragraph" style:list-style-name="L5">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62</meta:editing-cycles>
    <dc:date>2022-01-11T14:58:16</dc:date>
    <meta:creation-date>2008-08-22T11:41:04</meta:creation-date>
  </office:meta>
</office:document-meta>
</file>